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Ultrafine_20_Dashed" draw:fill-color="#ffffff" draw:opacity="0%" draw:textarea-horizontal-align="justify" draw:textarea-vertical-align="middle" draw:auto-grow-height="false" draw:shadow-opacity="0%"/>
    </style:style>
    <style:style style:name="gr9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12pt" fo:font-weight="bold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2cm" svg:height="0.635cm" svg:x="21.126cm" svg:y="11.044cm">
          <text:p text:style-name="P1"><text:span text:style-name="T1">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19.863cm" svg:y="16.1cm">
          <text:p text:style-name="P1"><text:span text:style-name="T1">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19.863cm" svg:y="15.051cm">
          <text:p text:style-name="P1"><text:span text:style-name="T1">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19.863cm" svg:y="14.001cm">
          <text:p text:style-name="P1"><text:span text:style-name="T1">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19.863cm" svg:y="12.95cm">
          <text:p text:style-name="P1"><text:span text:style-name="T1">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19.863cm" svg:y="11.899cm">
          <text:p text:style-name="P1"><text:span text:style-name="T1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63cm" svg:height="0.875cm" svg:x="22.244cm" svg:y="11.899cm">
          <text:p text:style-name="P1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32cm" svg:height="0.635cm" svg:x="22.242cm" svg:y="11.044cm">
          <text:p text:style-name="P1"><text:span text:style-name="T1">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963cm" svg:height="0.875cm" svg:x="22.245cm" svg:y="15.051cm">
          <text:p text:style-name="P1"><text:span text:style-name="T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63cm" svg:height="0.875cm" svg:x="22.245cm" svg:y="14.001cm">
          <text:p text:style-name="P1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963cm" svg:height="0.875cm" svg:x="22.245cm" svg:y="12.95cm">
          <text:p text:style-name="P1"><text:span text:style-name="T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63cm" svg:height="0.875cm" svg:x="22.245cm" svg:y="16.1cm">
          <text:p text:style-name="P1"><text:span text:style-name="T2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63cm" svg:height="0.875cm" svg:x="21.044cm" svg:y="11.899cm">
          <text:p text:style-name="P1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963cm" svg:height="0.875cm" svg:x="21.045cm" svg:y="15.051cm">
          <text:p text:style-name="P1"><text:span text:style-name="T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963cm" svg:height="0.875cm" svg:x="21.045cm" svg:y="14.001cm">
          <text:p text:style-name="P1"><text:span text:style-name="T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63cm" svg:height="0.875cm" svg:x="21.045cm" svg:y="12.95cm">
          <text:p text:style-name="P1"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63cm" svg:height="0.875cm" svg:x="21.045cm" svg:y="16.1cm">
          <text:p text:style-name="P1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19.863cm" svg:y="16.1cm">
          <text:p text:style-name="P1"><text:span text:style-name="T1">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19.863cm" svg:y="15.051cm">
          <text:p text:style-name="P1"><text:span text:style-name="T1">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19.863cm" svg:y="14.001cm">
          <text:p text:style-name="P1"><text:span text:style-name="T1">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19.863cm" svg:y="12.95cm">
          <text:p text:style-name="P1"><text:span text:style-name="T1">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19.863cm" svg:y="11.899cm">
          <text:p text:style-name="P1"><text:span text:style-name="T1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3.81cm" svg:height="1.905cm" svg:x="17.887cm" svg:y="7.054cm">
          <text:p text:style-name="P1"><text:span text:style-name="T2">redimension_st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905cm" svg:height="1.27cm" svg:x="8.294cm" svg:y="4.28cm">
          <text:p text:style-name="P1"><text:span text:style-name="T2">lo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297cm" svg:height="7.038cm" svg:x="19.563cm" svg:y="10.3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12cm" svg:height="0.922cm" svg:x="19.848cm" svg:y="9.875cm">
          <text:p text:style-name="P1">Target Arra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97cm" svg:height="4.815cm" svg:x="1.928cm" svg:y="4.335cm">
          <text:p text:style-name="P1">SciDB-</text:p>
          <text:p text:style-name="P1">formatted</text:p>
          <text:p text:style-name="P1">binary file </text:p>
          <text:p text:style-name="P1">describing a</text:p>
          <text:p text:style-name="P1">1-D array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33cm" svg:height="0.922cm" svg:x="2.037cm" svg:y="3.857cm">
          <text:p text:style-name="P1">Fil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6.225cm" svg:y1="4.893cm" svg:x2="8.294cm" svg:y2="5.017cm">
          <text:p/>
        </draw:line>
        <draw:line draw:style-name="gr6" draw:text-style-name="P1" draw:layer="layout" svg:x1="10.199cm" svg:y1="5.125cm" svg:x2="11.433cm" svg:y2="6.018cm">
          <text:p/>
        </draw:line>
        <draw:line draw:style-name="gr6" draw:text-style-name="P1" draw:layer="layout" svg:x1="19.344cm" svg:y1="8.959cm" svg:x2="19.948cm" svg:y2="10.367cm">
          <text:p/>
        </draw:line>
        <draw:line draw:style-name="gr6" draw:text-style-name="P1" draw:layer="layout" svg:x1="16.332cm" svg:y1="6.519cm" svg:x2="18.593cm" svg:y2="7.27cm">
          <text:p/>
        </draw:line>
        <draw:frame draw:style-name="gr7" draw:layer="layout" svg:width="2.263cm" svg:height="1.673cm" svg:x="8.845cm" svg:y="14.144cm">
          <draw:text-box>
            <text:p>inside</text:p>
            <text:p>SciDB</text:p>
          </draw:text-box>
        </draw:frame>
        <draw:frame draw:style-name="gr7" draw:layer="layout" svg:width="2.542cm" svg:height="1.673cm" svg:x="5.418cm" svg:y="13.472cm">
          <draw:text-box>
            <text:p>outside</text:p>
            <text:p>SciDB</text:p>
          </draw:text-box>
        </draw:frame>
        <draw:custom-shape draw:style-name="gr8" draw:text-style-name="P1" draw:layer="layout" svg:width="25.76cm" svg:height="16.51cm" svg:x="1.18cm" svg:y="2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8.198cm" svg:height="0.922cm" svg:x="1.902cm" svg:y="1.689cm">
          <text:p text:style-name="P1"><text:span text:style-name="T3">Binary Load Technique</text:span></text:p>
          <draw:enhanced-geometry svg:viewBox="0 0 21600 21600" draw:type="rectangle" draw:enhanced-path="M 0 0 L 21600 0 21600 21600 0 21600 0 0 Z N"/>
        </draw:custom-shape>
        <draw:g>
          <draw:custom-shape draw:style-name="gr1" draw:text-style-name="P2" draw:layer="layout" svg:width="0.904cm" svg:height="0.874cm" svg:x="11.506cm" svg:y="6.778cm">
            <text:p text:style-name="P1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18cm" svg:height="0.875cm" svg:x="12.622cm" svg:y="6.778cm">
            <text:p text:style-name="P1"><text:span text:style-name="T2">( Hi, 93, a 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3.18cm" svg:height="0.875cm" svg:x="12.622cm" svg:y="12.03cm">
            <text:p text:style-name="P1"><text:span text:style-name="T2">( Lo, 97, f 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0.904cm" svg:height="0.874cm" svg:x="11.506cm" svg:y="12.03cm">
            <text:p text:style-name="P1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0.904cm" svg:height="0.874cm" svg:x="11.506cm" svg:y="10.981cm">
            <text:p text:style-name="P1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18cm" svg:height="0.875cm" svg:x="12.622cm" svg:y="10.981cm">
            <text:p text:style-name="P1"><text:span text:style-name="T2">( Lo, 95, d 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0.904cm" svg:height="0.874cm" svg:x="11.506cm" svg:y="9.93cm">
            <text:p text:style-name="P1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18cm" svg:height="0.875cm" svg:x="12.622cm" svg:y="9.93cm">
            <text:p text:style-name="P1"><text:span text:style-name="T2">( Lo, 93, b 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0.904cm" svg:height="0.874cm" svg:x="11.506cm" svg:y="8.88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18cm" svg:height="0.875cm" svg:x="12.622cm" svg:y="8.88cm">
            <text:p text:style-name="P1"><text:span text:style-name="T2">( Hi, 97, e 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0.904cm" svg:height="0.874cm" svg:x="11.506cm" svg:y="7.829cm"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18cm" svg:height="0.875cm" svg:x="12.622cm" svg:y="7.829cm">
            <text:p text:style-name="P1"><text:span text:style-name="T2">( Hi, 94, c 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5" draw:text-style-name="P1" draw:layer="layout" svg:width="4.899cm" svg:height="7.306cm" svg:x="11.433cm" svg:y="6.0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11cm" svg:height="0.957cm" svg:x="11.594cm" svg:y="5.48cm">
          <text:p text:style-name="P1">Load Array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406cm" svg:y1="2.321cm" svg:x2="8.946cm" svg:y2="18.6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6-12T15:52:25</meta:creation-date>
    <dc:date>2012-10-24T09:44:11</dc:date>
    <meta:editing-duration>PT39H17M16S</meta:editing-duration>
    <meta:editing-cycles>10</meta:editing-cycles>
    <meta:generator>OpenOffice.org/3.2$Unix OpenOffice.org_project/320m19$Build-9505</meta:generator>
    <meta:document-statistic meta:object-count="57"/>
  </office:meta>
</office:document-meta>
</file>